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2cm" fo:margin-top="0cm" fo:margin-bottom="0cm" style:page-number="auto" table:align="left" style:writing-mode="lr-tb"/>
    </style:style>
    <style:style style:name="Table6.A" style:family="table-column">
      <style:table-column-properties style:column-width="4.782cm"/>
    </style:style>
    <style:style style:name="Table6.B" style:family="table-column">
      <style:table-column-properties style:column-width="5.226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7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7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text:display="non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0c12ef" officeooo:paragraph-rsid="000c12ef" style:font-size-asian="10pt" style:font-style-asian="italic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0c12ef" officeooo:paragraph-rsid="000c12ef" style:font-size-asian="10pt" style:font-style-asian="italic" style:font-weight-asian="normal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0d51fa" officeooo:paragraph-rsid="000d51fa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center" style:justify-single-word="false"/>
      <style:text-properties fo:color="#666666" fo:font-size="10pt" fo:font-style="italic" officeooo:rsid="000c12ef" officeooo:paragraph-rsid="000c12ef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paragraph-rsid="000c12ef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26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27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28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182e4" officeooo:paragraph-rsid="002182e4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1" style:master-page-name="Standard">
      <style:paragraph-properties style:page-number="auto"/>
    </style:style>
    <style:style style:name="P44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5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c1e84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27f8c7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T10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16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7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 style:font-weight-complex="bold"/>
    </style:style>
    <style:style style:name="T18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19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20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21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22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officeooo:rsid="001aa533"/>
    </style:style>
    <style:style style:name="T27" style:family="text">
      <style:text-properties officeooo:rsid="001df5d6"/>
    </style:style>
    <style:style style:name="T28" style:family="text">
      <style:text-properties officeooo:rsid="00147216"/>
    </style:style>
    <style:style style:name="T29" style:family="text">
      <style:text-properties officeooo:rsid="001cfc91"/>
    </style:style>
    <style:style style:name="T30" style:family="text">
      <style:text-properties officeooo:rsid="0015f3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6">TAG</text:p>
          </table:table-cell>
          <table:table-cell table:style-name="Table6.A1" office:value-type="string">
            <text:p text:style-name="P6">INHALT</text:p>
          </table:table-cell>
          <table:table-cell table:style-name="Table6.A1" office:value-type="string">
            <text:p text:style-name="P6">ARBEITSZEIT</text:p>
          </table:table-cell>
          <table:table-cell table:style-name="Table6.D1" office:value-type="string">
            <text:p text:style-name="P6">ORT</text:p>
          </table:table-cell>
        </table:table-row>
        <table:table-row table:style-name="Table6.2">
          <table:table-cell table:style-name="Table6.A2" office:value-type="string">
            <text:p text:style-name="P6"/>
            <text:p text:style-name="P6">2016/06/<text:span text:style-name="T28">20</text:span> – MONTAG</text:p>
            <text:p text:style-name="P6"/>
          </table:table-cell>
          <table:table-cell table:style-name="Table6.A2" office:value-type="string">
            <text:p text:style-name="P30">KRANK</text:p>
          </table:table-cell>
          <table:table-cell table:style-name="Table6.A2" office:value-type="string">
            <text:p text:style-name="P3">/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3">
          <table:table-cell table:style-name="Table6.A2" office:value-type="string">
            <text:p text:style-name="P6">2016/06/<text:span text:style-name="T28">21</text:span> – DIENSTAG</text:p>
          </table:table-cell>
          <table:table-cell table:style-name="Table6.B3" office:value-type="string">
            <text:p text:style-name="P19"/>
            <text:p text:style-name="P21">Für Unternehmensführerschein gelernt.</text:p>
            <text:p text:style-name="P21"/>
          </table:table-cell>
          <table:table-cell table:style-name="Table6.A2" office:value-type="string">
            <text:p text:style-name="P1"><text:span text:style-name="T15">0700 – 15</text:span><text:span text:style-name="T19">4</text:span><text:span text:style-name="T15">0</text:span>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4">
          <table:table-cell table:style-name="Table6.A2" office:value-type="string">
            <text:p text:style-name="P6">2016/06/<text:span text:style-name="T28">22</text:span> – MITTWOCH</text:p>
          </table:table-cell>
          <table:table-cell table:style-name="Table6.B4" office:value-type="string">
            <text:p text:style-name="P12"/>
            <text:p text:style-name="P12">BP Hausaufgaben bearbeitet.</text:p>
            <text:p text:style-name="P12">Für Unternehmensführerschein gelernt.</text:p>
            <text:p text:style-name="P12"/>
          </table:table-cell>
          <table:table-cell table:style-name="Table6.A2" office:value-type="string">
            <text:p text:style-name="P1"><text:span text:style-name="T15">0</text:span><text:span text:style-name="T20">8</text:span><text:span text:style-name="T15">00 – 15</text:span><text:span text:style-name="T21">4</text:span><text:span text:style-name="T15">0</text:span>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5">
          <table:table-cell table:style-name="Table6.A2" office:value-type="string">
            <text:p text:style-name="P6">2016/06/<text:span text:style-name="T28">23</text:span> – DONNERSTAG</text:p>
          </table:table-cell>
          <table:table-cell table:style-name="Table6.B5" office:value-type="string">
            <text:p text:style-name="P24"/>
            <text:p text:style-name="P17">BP Hausaufgaben bearbeitet.</text:p>
            <text:p text:style-name="P17">AS <text:span text:style-name="T29">A</text:span>ufgaben <text:span text:style-name="T29">nachg</text:span>earbeitet.</text:p>
            <text:p text:style-name="P24"/>
          </table:table-cell>
          <table:table-cell table:style-name="Table6.A2" office:value-type="string">
            <text:p text:style-name="P1"><text:span text:style-name="T15">0</text:span><text:span text:style-name="T21">7</text:span><text:span text:style-name="T15">00 – 15</text:span><text:span text:style-name="T21">4</text:span><text:span text:style-name="T15">0</text:span></text:p>
          </table:table-cell>
          <table:table-cell table:style-name="Table6.D2" office:value-type="string">
            <text:p text:style-name="P3">HZB</text:p>
          </table:table-cell>
        </table:table-row>
        <table:table-row table:style-name="Table6.6">
          <table:table-cell table:style-name="Table6.A2" office:value-type="string">
            <text:p text:style-name="P6">2016/06/<text:span text:style-name="T28">24</text:span> – FREITAG</text:p>
          </table:table-cell>
          <table:table-cell table:style-name="Table6.B6" office:value-type="string">
            <text:p text:style-name="P15"/>
            <text:p text:style-name="P18">BP Hausaufgaben bearbeitet.</text:p>
            <text:p text:style-name="P17">Cisco R&amp;S: Scaling Networks Chapter 1 gelesen und bearbeitet.</text:p>
            <text:p text:style-name="P17">AS <text:span text:style-name="T29">A</text:span>ufgaben nachgearbeitet.</text:p>
            <text:p text:style-name="P15"/>
          </table:table-cell>
          <table:table-cell table:style-name="Table6.A2" office:value-type="string">
            <text:p text:style-name="P3">0<text:span text:style-name="T30">7</text:span>00 – 1340</text:p>
          </table:table-cell>
          <table:table-cell table:style-name="Table6.D2" office:value-type="string">
            <text:p text:style-name="P3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6/</text:span><text:span text:style-name="MT4">20</text:span><text:span text:style-name="MT2"> – 2016/0</text:span><text:span text:style-name="MT5">6</text:span><text:span text:style-name="MT2">/</text:span><text:span text:style-name="MT4">24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6">2</text:span><text:span text:style-name="MT4">5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3:12.794319953</dc:date>
    <meta:editing-cycles>18</meta:editing-cycles>
    <dc:title>Header Schule</dc:title>
    <meta:editing-duration>PT45M48S</meta:editing-duration>
    <meta:generator>LibreOffice/5.1.4.2$Linux_X86_64 LibreOffice_project/10m0$Build-2</meta:generator>
    <meta:document-statistic meta:table-count="6" meta:image-count="0" meta:object-count="0" meta:page-count="1" meta:paragraph-count="36" meta:word-count="77" meta:character-count="650" meta:non-whitespace-character-count="599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